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rlito" fo:font-size="13pt" officeooo:rsid="000c0246" officeooo:paragraph-rsid="000c0246" style:font-size-asian="13pt" style:font-size-complex="13pt"/>
    </style:style>
    <style:style style:name="T1" style:family="text">
      <style:text-properties officeooo:rsid="000ca2b9"/>
    </style:style>
    <style:style style:name="T2" style:family="text">
      <style:text-properties style:font-name="Lucida Conso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Inclusion (additional)</text:p>
      <text:p text:style-name="P1"/>
      <text:p text:style-name="P1"><text:tab/>Barangay IMELDA MARCOS is a community who respect all the people in their barangay. The officials helps the society on how they can help those people who are poor, people that is gay, people that suffers from being depth, and all other people who has their disabilities. These <text:span text:style-name="T1">people can freely do what they want with the guidance and acceptance of all the people in the society. They may not have a big or wide barangay, but the way they treat each other in the barangay, it is like they are with God.</text:span></text:p>
      <text:p text:style-name="P1"/>
      <text:p text:style-name="P1"><text:tab/><text:span text:style-name="T1">They also have their small program for those kind of people, but they just follow what the higher government does. For example, having a miss Gay in the barangay in order to show respect to those people that is gay and also to make them feel that not only girls can have a pageant but also for them as a gay. Another example is, officials help those people with disabilities for making them feel that they are people who can act normally and completely like a depth person who can hear the laughter of happiness, a blind person that can see the beautiful creation of God and so many more. Also poor people also receive blessings from their officials, those officials treat them in a balance way.</text:span></text:p>
      <text:p text:style-name="P1"/>
      <text:p text:style-name="P1"><text:tab/><text:span text:style-name="T1">For those teenagers like the officials, they also show respect to those kind of people. Like what a teenager told us “Hindi man ako makagawa ng malaking tulong o malaking bagay para sa kanila, pagrespeto na lang ang pwede ko maitulong sa kanila”, with that words we can already see how they treat people like gay, PWD’s poor people and many more.</text:span></text:p>
      <text:p text:style-name="P1"/>
      <text:p text:style-name="P1"><text:tab/><text:span text:style-name="T1">Helping this kind of people even if a teenager only helps a blind person to ride a jeepney this simple help can contribute a lot to those kind of people. This barangay give Love, by showing respect to the people like them, they accept those people, and this barangay eliminates discrimanation and avoiding in the community. They don’t let gays, PWD’s, poor people to be discriminated. They hava a big respect to those kind of peo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8:06:12.950000000</meta:creation-date>
    <dc:date>2018-02-02T18:39:00.405000000</dc:date>
    <meta:editing-duration>PT5M17S</meta:editing-duration>
    <meta:editing-cycles>1</meta:editing-cycles>
    <meta:document-statistic meta:table-count="0" meta:image-count="0" meta:object-count="0" meta:page-count="1" meta:paragraph-count="5" meta:word-count="360" meta:character-count="2013" meta:non-whitespace-character-count="1654"/>
    <meta:generator>LibreOffice/5.2.4.2$Windows_X86_64 LibreOffice_project/3d5603e1122f0f102b62521720ab13a38a4e0eb0</meta:generator>
  </office:meta>
</office:document-meta>
</file>